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297" officeooo:paragraph-rsid="001452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sorted.h</text:p>
      <text:p text:style-name="P1">// Defines SortedType, a sorted list of items</text:p>
      <text:p text:style-name="P1">// Array implementation</text:p>
      <text:p text:style-name="P1">// Based on Dale, et al., C++ Plus Data Structures 6/e, Chapter 4</text:p>
      <text:p text:style-name="P1"/>
      <text:p text:style-name="P1">#ifndef SORTED_H</text:p>
      <text:p text:style-name="P1">#define SORTED_H</text:p>
      <text:p text:style-name="P1"/>
      <text:p text:style-name="P1">#include "itemtype.h" </text:p>
      <text:p text:style-name="P1">// File itemtype.h must be provided by the user of this class. </text:p>
      <text:p text:style-name="P1">// <text:s/>itemtype.h must contain the following definitions: </text:p>
      <text:p text:style-name="P1">// <text:s/>ItemType: <text:s text:c="5"/>the definition of the objects on the list </text:p>
      <text:p text:style-name="P1">// <text:s/>RelationType: <text:s/>{LESS, GREATER, EQUAL}</text:p>
      <text:p text:style-name="P1">// <text:s/>Member function ComparedTo(ItemType item) which returns </text:p>
      <text:p text:style-name="P1">// <text:s text:c="6"/>LESS, if self "comes before" item </text:p>
      <text:p text:style-name="P1">// <text:s text:c="6"/>GREATER, if self "comes after" item </text:p>
      <text:p text:style-name="P1">// <text:s text:c="6"/>EQUAL, if self and item are the same </text:p>
      <text:p text:style-name="P1"/>
      <text:p text:style-name="P1">const int MAX_ITEMS = 5;</text:p>
      <text:p text:style-name="P1"/>
      <text:p text:style-name="P1">class SortedType </text:p>
      <text:p text:style-name="P1">{</text:p>
      <text:p text:style-name="P1"><text:s text:c="2"/>public:</text:p>
      <text:p text:style-name="P1"><text:s text:c="2"/></text:p>
      <text:p text:style-name="P1"><text:s text:c="2"/>//Constructor</text:p>
      <text:p text:style-name="P1"><text:s text:c="2"/>SortedType(); //Default Constructor - has no parameter</text:p>
      <text:p text:style-name="P1"><text:s text:c="2"/>SortedType(int size); //Explicit-value Constructor- has parameter</text:p>
      <text:p text:style-name="P1"><text:s text:c="2"/>~SortedType(); //Destructor</text:p>
      <text:p text:style-name="P1"/>
      <text:p text:style-name="P1"><text:s text:c="3"/>// Function: Returns list to the empty state</text:p>
      <text:p text:style-name="P1"><text:s text:c="3"/>// Post: <text:s/>List is empty.</text:p>
      <text:p text:style-name="P1"><text:s text:c="3"/>void MakeEmpty();</text:p>
      <text:p text:style-name="P1"><text:s text:c="2"/></text:p>
      <text:p text:style-name="P1"><text:s text:c="3"/>// Function: <text:s/>Determines whether list is full.</text:p>
      <text:p text:style-name="P1"><text:s text:c="3"/>// Pre: <text:s/>List has been initialized.</text:p>
      <text:p text:style-name="P1"><text:s text:c="3"/>// Post: Function value = (list is full)</text:p>
      <text:p text:style-name="P1"><text:s text:c="3"/>bool IsFull() const;</text:p>
      <text:p text:style-name="P1"/>
      <text:p text:style-name="P1"><text:s text:c="3"/>// Function: Determines the number of elements in list.</text:p>
      <text:p text:style-name="P1"><text:s text:c="3"/>// Pre: <text:s/>List has been initialized.</text:p>
      <text:p text:style-name="P1"><text:s text:c="3"/>// Post: Function value = number of elements in list</text:p>
      <text:p text:style-name="P1"><text:s text:c="3"/>int GetLength() const;</text:p>
      <text:p text:style-name="P1"/>
      <text:p text:style-name="P1"><text:s text:c="3"/>// Function: Retrieves list element whose key matches item's key (if</text:p>
      <text:p text:style-name="P1"><text:s text:c="3"/>// <text:s text:c="10"/>present).</text:p>
      <text:p text:style-name="P1"><text:s text:c="3"/>// Pre: <text:s/>List has been initialized.</text:p>
      <text:p text:style-name="P1"><text:s text:c="3"/>// <text:s text:c="6"/>Key member of item is initialized.</text:p>
      <text:p text:style-name="P1"><text:s text:c="3"/>// Post: If there is an element someItem whose key matches</text:p>
      <text:p text:style-name="P1"><text:s text:c="3"/>// <text:s text:c="6"/>item's key, then found = true and item is returned;</text:p>
      <text:p text:style-name="P1"><text:soft-page-break/><text:s text:c="3"/>// <text:s text:c="6"/>someItem; otherwise found = false and item is returned.</text:p>
      <text:p text:style-name="P1"><text:s text:c="3"/>// <text:s text:c="6"/>List is unchanged.</text:p>
      <text:p text:style-name="P1"><text:s text:c="3"/>ItemType GetItem(ItemType item, bool&amp; found);</text:p>
      <text:p text:style-name="P1"/>
      <text:p text:style-name="P1"><text:s text:c="3"/>// Function: Adds item to list.</text:p>
      <text:p text:style-name="P1"><text:s text:c="3"/>// Pre: <text:s/>List has been initialized.</text:p>
      <text:p text:style-name="P1"><text:s text:c="3"/>// <text:s text:c="6"/>List is not full.</text:p>
      <text:p text:style-name="P1"><text:s text:c="3"/>// <text:s text:c="6"/>item is not in list.</text:p>
      <text:p text:style-name="P1"><text:s text:c="3"/>// <text:s text:c="6"/>List is sorted.</text:p>
      <text:p text:style-name="P1"><text:s text:c="3"/>// Post: item is in list.</text:p>
      <text:p text:style-name="P1"><text:s text:c="3"/>// <text:s text:c="6"/>List is sorted</text:p>
      <text:p text:style-name="P1"><text:s text:c="3"/>void PutItem(ItemType item);</text:p>
      <text:p text:style-name="P1"/>
      <text:p text:style-name="P1"><text:s text:c="3"/>// Function: Deletes the element whose key matches item's key.</text:p>
      <text:p text:style-name="P1"><text:s text:c="3"/>// Pre: <text:s/>List has been initialized.</text:p>
      <text:p text:style-name="P1"><text:s text:c="3"/>// <text:s text:c="6"/>Key member of item is initialized.</text:p>
      <text:p text:style-name="P1"><text:s text:c="3"/>// <text:s text:c="6"/>One and only one element in list has a key matching item's key.</text:p>
      <text:p text:style-name="P1"><text:s text:c="3"/>// Post: No element in list has a key matching item's key.</text:p>
      <text:p text:style-name="P1"><text:s text:c="3"/>// <text:s text:c="6"/>List is sorted.</text:p>
      <text:p text:style-name="P1"><text:s text:c="3"/>void DeleteItem(ItemType item);</text:p>
      <text:p text:style-name="P1"/>
      <text:p text:style-name="P1"><text:s text:c="3"/>// Function: Initializes current position for an iteration through the list.</text:p>
      <text:p text:style-name="P1"><text:s text:c="3"/>// Pre: <text:s/>List has been initialized.</text:p>
      <text:p text:style-name="P1"><text:s text:c="3"/>// Post: Current position is prior to list.</text:p>
      <text:p text:style-name="P1"><text:s text:c="3"/>void ResetList();</text:p>
      <text:p text:style-name="P1"/>
      <text:p text:style-name="P1"><text:s text:c="3"/>// Function: Gets the next element in list.</text:p>
      <text:p text:style-name="P1"><text:s text:c="3"/>// Pre: <text:s/>List has been initialized and has not been changed since last call.</text:p>
      <text:p text:style-name="P1"><text:s text:c="3"/>// <text:s text:c="6"/>Current position is defined.</text:p>
      <text:p text:style-name="P1"><text:s text:c="3"/>// <text:s text:c="6"/>Element at current position is not last in list.</text:p>
      <text:p text:style-name="P1"><text:s text:c="3"/>//<text:tab/> <text:s text:c="4"/></text:p>
      <text:p text:style-name="P1"><text:s text:c="3"/>// Post: Current position is updated to next position.</text:p>
      <text:p text:style-name="P1"><text:s text:c="3"/>// <text:s text:c="6"/>Returns a copy of element at current position.</text:p>
      <text:p text:style-name="P1"><text:s text:c="3"/>ItemType GetNextItem();</text:p>
      <text:p text:style-name="P1"/>
      <text:p text:style-name="P1"/>
      <text:p text:style-name="P1"/>
      <text:p text:style-name="P1"><text:s text:c="2"/>private:</text:p>
      <text:p text:style-name="P1"><text:s text:c="3"/>int length;</text:p>
      <text:p text:style-name="P1"><text:s text:c="3"/>ItemType* info; //pointer to an array</text:p>
      <text:p text:style-name="P1"><text:s text:c="3"/>int maxItems; //number of elements in the array</text:p>
      <text:p text:style-name="P1"><text:s text:c="3"/>int currentPos;</text:p>
      <text:p text:style-name="P1">};</text:p>
      <text:p text:style-name="P1">#endif</text:p>
      <text:p text:style-name="P1"/>
      <text:p text:style-name="P1"/>
      <text:p text:style-name="P1"/>
      <text:p text:style-name="P1"/>
      <text:p text:style-name="P1"/>
      <text:p text:style-name="P1"><text:soft-page-break/>// File: sorted.cpp</text:p>
      <text:p text:style-name="P1">// Defines SortedType, a sorted list of items</text:p>
      <text:p text:style-name="P1">// Array implementation</text:p>
      <text:p text:style-name="P1">// Based on Dale, et al., C++ Plus Data Structures 6/e, Chapter 4</text:p>
      <text:p text:style-name="P1"/>
      <text:p text:style-name="P1">#include "sorted.h"</text:p>
      <text:p text:style-name="P1"/>
      <text:p text:style-name="P1">SortedType::SortedType()</text:p>
      <text:p text:style-name="P1">{</text:p>
      <text:p text:style-name="P1"><text:s text:c="2"/>info = new ItemType[100]; //default list can hold 100 items</text:p>
      <text:p text:style-name="P1"><text:s text:c="2"/>maxItems = 100;</text:p>
      <text:p text:style-name="P1"><text:s text:c="2"/>length = 0;</text:p>
      <text:p text:style-name="P1">}</text:p>
      <text:p text:style-name="P1"/>
      <text:p text:style-name="P1">SortedType::SortedType(int size)</text:p>
      <text:p text:style-name="P1">{</text:p>
      <text:p text:style-name="P1"><text:s text:c="2"/>info = new ItemType[size]; //default list can</text:p>
      <text:p text:style-name="P1"><text:s text:c="29"/>//hold size number of items</text:p>
      <text:p text:style-name="P1"><text:s text:c="2"/>maxItems = size;</text:p>
      <text:p text:style-name="P1"><text:s text:c="2"/>length = 0;</text:p>
      <text:p text:style-name="P1">}</text:p>
      <text:p text:style-name="P1"/>
      <text:p text:style-name="P1">SortedType::~SortedType()</text:p>
      <text:p text:style-name="P1">{</text:p>
      <text:p text:style-name="P1"><text:s text:c="2"/>delete [] info; // deallocate the array</text:p>
      <text:p text:style-name="P1">}</text:p>
      <text:p text:style-name="P1"/>
      <text:p text:style-name="P1">void SortedType::PutItem(ItemType item) </text:p>
      <text:p text:style-name="P1">{</text:p>
      <text:p text:style-name="P1"><text:s text:c="3"/>bool moreToSearch;</text:p>
      <text:p text:style-name="P1"><text:s text:c="3"/>int location = 0;</text:p>
      <text:p text:style-name="P1"/>
      <text:p text:style-name="P1"><text:s text:c="3"/>// find the location where the item goes</text:p>
      <text:p text:style-name="P1"><text:s text:c="3"/>moreToSearch = (location &lt; length);</text:p>
      <text:p text:style-name="P1"><text:s text:c="3"/>while (moreToSearch) </text:p>
      <text:p text:style-name="P1"><text:s text:c="3"/>{</text:p>
      <text:p text:style-name="P1"><text:s text:c="6"/>// if the item is less than Info(location), have found location for item</text:p>
      <text:p text:style-name="P1"><text:s text:c="5"/>if (item.ComparedTo(info[location]) == LESS)</text:p>
      <text:p text:style-name="P1"><text:s text:c="7"/>moreToSearch = false;</text:p>
      <text:p text:style-name="P1"><text:s text:c="5"/></text:p>
      <text:p text:style-name="P1"><text:s text:c="6"/>// if the item is greater than Info(location), keep looking</text:p>
      <text:p text:style-name="P1"><text:s text:c="5"/>else if (item.ComparedTo(info[location])== GREATER)</text:p>
      <text:p text:style-name="P1"><text:s text:c="7"/>{</text:p>
      <text:p text:style-name="P1"><text:tab/> location++;</text:p>
      <text:p text:style-name="P1"><text:tab/> moreToSearch = (location &lt; length);</text:p>
      <text:p text:style-name="P1"><text:s text:c="7"/>}</text:p>
      <text:p text:style-name="P1"><text:s text:c="5"/></text:p>
      <text:p text:style-name="P1"><text:s text:c="5"/>else //EQUAL ITEMS</text:p>
      <text:p text:style-name="P1"><text:s text:c="7"/>{</text:p>
      <text:p text:style-name="P1"><text:soft-page-break/><text:tab/> std::cout &lt;&lt; "Item is equal; should not happen" &lt;&lt; std::endl;</text:p>
      <text:p text:style-name="P1"><text:tab/> return;</text:p>
      <text:p text:style-name="P1"><text:s text:c="7"/>}</text:p>
      <text:p text:style-name="P1"><text:s text:c="3"/>} </text:p>
      <text:p text:style-name="P1"/>
      <text:p text:style-name="P1"><text:s text:c="3"/>// copy all elements after item's location forward one location</text:p>
      <text:p text:style-name="P1"><text:s text:c="3"/>for (int i = length-1; i &gt;= location; i--)</text:p>
      <text:p text:style-name="P1"><text:s text:c="5"/>info[i+1] = info[i];</text:p>
      <text:p text:style-name="P1"/>
      <text:p text:style-name="P1"><text:s text:c="3"/>// put item into list at location</text:p>
      <text:p text:style-name="P1"><text:s text:c="3"/>info[location] = item;</text:p>
      <text:p text:style-name="P1"><text:s text:c="3"/>// increment length</text:p>
      <text:p text:style-name="P1"><text:s text:c="3"/>length++;</text:p>
      <text:p text:style-name="P1">}</text:p>
      <text:p text:style-name="P1"/>
      <text:p text:style-name="P1">void SortedType::DeleteItem(ItemType item) </text:p>
      <text:p text:style-name="P1">{</text:p>
      <text:p text:style-name="P1"><text:s text:c="3"/>int location = 0; <text:s/>// start searching at beginning of list</text:p>
      <text:p text:style-name="P1"/>
      <text:p text:style-name="P1"><text:s text:c="3"/>// look for the item's location</text:p>
      <text:p text:style-name="P1"><text:s text:c="3"/>// find the location where the item goes</text:p>
      <text:p text:style-name="P1"><text:s text:c="3"/>bool moreToSearch = (location &lt; length);</text:p>
      <text:p text:style-name="P1"><text:s text:c="3"/>while (moreToSearch) </text:p>
      <text:p text:style-name="P1"><text:s text:c="3"/>{</text:p>
      <text:p text:style-name="P1"><text:s text:c="6"/>// if the item is equal Info(location), have found location for item</text:p>
      <text:p text:style-name="P1"><text:s text:c="5"/>if (item.ComparedTo(info[location]) == EQUAL)</text:p>
      <text:p text:style-name="P1"><text:s text:c="7"/>moreToSearch = false;</text:p>
      <text:p text:style-name="P1"><text:s text:c="5"/></text:p>
      <text:p text:style-name="P1"><text:s text:c="6"/>// if the item is greater than Info(location), keep looking</text:p>
      <text:p text:style-name="P1"><text:s text:c="5"/>else if (item.ComparedTo(info[location])== GREATER)</text:p>
      <text:p text:style-name="P1"><text:s text:c="7"/>{</text:p>
      <text:p text:style-name="P1"><text:tab/> location++;</text:p>
      <text:p text:style-name="P1"><text:tab/> moreToSearch = (location &lt; length);</text:p>
      <text:p text:style-name="P1"><text:s text:c="7"/>}</text:p>
      <text:p text:style-name="P1"><text:s text:c="10"/>else //LESS THAN ITEMS</text:p>
      <text:p text:style-name="P1"><text:s text:c="7"/>{</text:p>
      <text:p text:style-name="P1"><text:tab/> std::cout &lt;&lt; "Item is less than; should not happen" &lt;&lt; std::endl;</text:p>
      <text:p text:style-name="P1"><text:tab/> return;</text:p>
      <text:p text:style-name="P1"><text:s text:c="7"/>}</text:p>
      <text:p text:style-name="P1"><text:s text:c="3"/>}</text:p>
      <text:p text:style-name="P1"/>
      <text:p text:style-name="P1"><text:s text:c="3"/>// copy all elements after the item back one location</text:p>
      <text:p text:style-name="P1"><text:s text:c="6"/>for (int i = location + 1; i &lt; length; i++)</text:p>
      <text:p text:style-name="P1"><text:tab/>info[i-1] = info[i];</text:p>
      <text:p text:style-name="P1"/>
      <text:p text:style-name="P1"><text:s text:c="3"/>// decrement length</text:p>
      <text:p text:style-name="P1"><text:s text:c="3"/>length--;</text:p>
      <text:p text:style-name="P1">}</text:p>
      <text:p text:style-name="P1"/>
      <text:p text:style-name="P1"><text:soft-page-break/>ItemType SortedType::GetItem(ItemType item, bool&amp; found) </text:p>
      <text:p text:style-name="P1">{</text:p>
      <text:p text:style-name="P1"><text:s text:c="3"/>// bool moreToSearch;</text:p>
      <text:p text:style-name="P1"><text:s text:c="3"/>// int location = 0;</text:p>
      <text:p text:style-name="P1"><text:s text:c="3"/>// found = false;</text:p>
      <text:p text:style-name="P1"/>
      <text:p text:style-name="P1"><text:s text:c="3"/>// moreToSearch = (location &lt; length);</text:p>
      <text:p text:style-name="P1"/>
      <text:p text:style-name="P1"><text:s text:c="3"/>// while (moreToSearch &amp;&amp; !found) </text:p>
      <text:p text:style-name="P1"><text:s text:c="3"/>// {</text:p>
      <text:p text:style-name="P1"><text:s text:c="3"/>// <text:s text:c="3"/>switch (item.ComparedTo(info[location]))</text:p>
      <text:p text:style-name="P1"><text:s text:c="3"/>// <text:s text:c="3"/>{</text:p>
      <text:p text:style-name="P1"><text:s text:c="3"/>// <text:tab/> case LESS <text:s text:c="3"/>: </text:p>
      <text:p text:style-name="P1"><text:s text:c="3"/>// <text:tab/> case GREATER : location++;</text:p>
      <text:p text:style-name="P1"><text:s text:c="3"/>// <text:tab/> <text:s text:c="3"/>moreToSearch = (location &lt; length);</text:p>
      <text:p text:style-name="P1"><text:s text:c="3"/>// <text:tab/> <text:s text:c="3"/>break;</text:p>
      <text:p text:style-name="P1"><text:s text:c="3"/>// <text:tab/> case EQUAL <text:s text:c="2"/>: found = true;</text:p>
      <text:p text:style-name="P1"><text:s text:c="3"/>// <text:tab/> <text:s text:c="3"/>item = info[location];</text:p>
      <text:p text:style-name="P1"><text:s text:c="3"/>// <text:tab/> <text:s text:c="3"/>break;</text:p>
      <text:p text:style-name="P1"><text:s text:c="3"/>// <text:s text:c="3"/>}</text:p>
      <text:p text:style-name="P1"><text:s text:c="3"/>// }</text:p>
      <text:p text:style-name="P1"><text:s text:c="3"/>// return item;</text:p>
      <text:p text:style-name="P1"/>
      <text:p text:style-name="P1"><text:s text:c="2"/>// Binary Search version</text:p>
      <text:p text:style-name="P1"><text:s text:c="2"/>int first, last, midpoint;</text:p>
      <text:p text:style-name="P1"><text:s text:c="2"/>found = false;</text:p>
      <text:p text:style-name="P1"/>
      <text:p text:style-name="P1"><text:s text:c="2"/>first = 0; //index of the lower bound of search range;</text:p>
      <text:p text:style-name="P1"><text:s text:c="2"/>last = length-1; //index of the upper bound of the search range;</text:p>
      <text:p text:style-name="P1"><text:s text:c="2"/>bool moreToSearch = (first &lt;= last); //false when first and last have crossed</text:p>
      <text:p text:style-name="P1"><text:s text:c="2"/>while (moreToSearch)</text:p>
      <text:p text:style-name="P1"><text:s text:c="4"/>{</text:p>
      <text:p text:style-name="P1"><text:s text:c="6"/>midpoint = (first+last)/2;</text:p>
      <text:p text:style-name="P1"><text:s text:c="6"/>switch (item.ComparedTo(info[midpoint]))</text:p>
      <text:p text:style-name="P1"><text:tab/>{</text:p>
      <text:p text:style-name="P1"><text:tab/>case EQUAL:</text:p>
      <text:p text:style-name="P1"><text:tab/> <text:s/>found= true;</text:p>
      <text:p text:style-name="P1"><text:tab/> <text:s/>moreToSearch = false;</text:p>
      <text:p text:style-name="P1"><text:tab/> <text:s/>item = info[midpoint];</text:p>
      <text:p text:style-name="P1"><text:tab/> <text:s/>break;</text:p>
      <text:p text:style-name="P1"><text:tab/>case LESS: //adjust the upper bound</text:p>
      <text:p text:style-name="P1"><text:tab/> <text:s/>last = midpoint -1;</text:p>
      <text:p text:style-name="P1"><text:tab/> <text:s/>moreToSearch = (first &lt;= last);</text:p>
      <text:p text:style-name="P1"><text:tab/> <text:s/>break;</text:p>
      <text:p text:style-name="P1"><text:tab/>case GREATER: //adjust the lower bound</text:p>
      <text:p text:style-name="P1"><text:tab/> <text:s/>first = midpoint +1;</text:p>
      <text:p text:style-name="P1"><text:tab/> <text:s/>moreToSearch = (first &lt;= last);</text:p>
      <text:p text:style-name="P1"><text:tab/> <text:s/>break;</text:p>
      <text:p text:style-name="P1"><text:tab/>}</text:p>
      <text:p text:style-name="P1"><text:soft-page-break/><text:s text:c="4"/>}</text:p>
      <text:p text:style-name="P1"><text:s text:c="6"/>return item;</text:p>
      <text:p text:style-name="P1"><text:s text:c="4"/></text:p>
      <text:p text:style-name="P1">}</text:p>
      <text:p text:style-name="P1"/>
      <text:p text:style-name="P1">void SortedType::MakeEmpty() </text:p>
      <text:p text:style-name="P1">{</text:p>
      <text:p text:style-name="P1"><text:s text:c="3"/>length = 0;</text:p>
      <text:p text:style-name="P1">} </text:p>
      <text:p text:style-name="P1"/>
      <text:p text:style-name="P1"/>
      <text:p text:style-name="P1">bool SortedType::IsFull() const</text:p>
      <text:p text:style-name="P1">{</text:p>
      <text:p text:style-name="P1"><text:s text:c="3"/>return (length == maxItems);</text:p>
      <text:p text:style-name="P1">}</text:p>
      <text:p text:style-name="P1"/>
      <text:p text:style-name="P1">int SortedType::GetLength() const</text:p>
      <text:p text:style-name="P1">{</text:p>
      <text:p text:style-name="P1"><text:s text:c="3"/>return length;</text:p>
      <text:p text:style-name="P1">}</text:p>
      <text:p text:style-name="P1"/>
      <text:p text:style-name="P1">void SortedType::ResetList()</text:p>
      <text:p text:style-name="P1">// Post: currentPos has been initialized.</text:p>
      <text:p text:style-name="P1">{</text:p>
      <text:p text:style-name="P1"><text:s text:c="3"/>currentPos = -1;</text:p>
      <text:p text:style-name="P1">}</text:p>
      <text:p text:style-name="P1"/>
      <text:p text:style-name="P1">ItemType SortedType::GetNextItem()</text:p>
      <text:p text:style-name="P1">// Post: item is current item.</text:p>
      <text:p text:style-name="P1">// <text:s text:c="6"/>Current position has been updated.</text:p>
      <text:p text:style-name="P1">{</text:p>
      <text:p text:style-name="P1"><text:s text:c="3"/>currentPos++;</text:p>
      <text:p text:style-name="P1"><text:s text:c="3"/>return info[currentPos]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listdriver.cpp</text:p>
      <text:p text:style-name="P1">// Test driver for SortedType list class, reads items from a list</text:p>
      <text:p text:style-name="P1">// Usage: ./listdriver inputfile</text:p>
      <text:p text:style-name="P1">// Based on Dale, et al., C++ Plus Data Structures 6/e, Chapter 4</text:p>
      <text:p text:style-name="P1"/>
      <text:p text:style-name="P1">#include &lt;iostream&gt;</text:p>
      <text:p text:style-name="P1">#include &lt;fstream&gt;</text:p>
      <text:p text:style-name="P1">#include &lt;string&gt;</text:p>
      <text:p text:style-name="P1">#include &lt;cstring&gt;</text:p>
      <text:p text:style-name="P1">#include &lt;cstdlib&gt;</text:p>
      <text:p text:style-name="P1"/>
      <text:p text:style-name="P1">#include "sorted.h"</text:p>
      <text:p text:style-name="P1">#include "itemtype.h"</text:p>
      <text:p text:style-name="P1"/>
      <text:p text:style-name="P1">// Function: prints the items in an SortedType list</text:p>
      <text:p text:style-name="P1">void PrintList(std::ostream&amp; out, <text:s text:c="2"/>// REC'D/P'BACK: ouput stream</text:p>
      <text:p text:style-name="P1"><text:tab/> <text:s text:c="6"/>SortedType&amp; list); // REC'D/P'BACK: list to be printed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out &lt;&lt; "Usage: " &lt;&lt; argv[0] &lt;&lt; " inputfile" &lt;&lt; endl;</text:p>
      <text:p text:style-name="P1"><text:s text:c="6"/>exit(1);</text:p>
      <text:p text:style-name="P1"><text:s text:c="3"/>}</text:p>
      <text:p text:style-name="P1"/>
      <text:p text:style-name="P1"><text:s text:c="3"/>ifstream inFile(argv[1]); <text:s text:c="6"/>// file containing operations</text:p>
      <text:p text:style-name="P1"><text:s text:c="3"/>if(!inFile)</text:p>
      <text:p text:style-name="P1"><text:s text:c="3"/>{</text:p>
      <text:p text:style-name="P1"><text:s text:c="6"/>cout &lt;&lt; "Error opening input file" &lt;&lt; argv[2] &lt;&lt; endl;</text:p>
      <text:p text:style-name="P1"><text:s text:c="6"/>exit(2);</text:p>
      <text:p text:style-name="P1"><text:s text:c="3"/>}</text:p>
      <text:p text:style-name="P1"/>
      <text:p text:style-name="P1"><text:s text:c="3"/>int numItems;</text:p>
      <text:p text:style-name="P1"><text:s text:c="3"/>cout &lt;&lt; "Enter the number of items for the list--&gt;" &lt;&lt; endl;</text:p>
      <text:p text:style-name="P1"><text:s text:c="3"/>cin &gt;&gt; numItems;</text:p>
      <text:p text:style-name="P1"><text:s text:c="3"/></text:p>
      <text:p text:style-name="P1"><text:s text:c="3"/>int number;</text:p>
      <text:p text:style-name="P1"><text:s text:c="3"/>ItemType item;</text:p>
      <text:p text:style-name="P1"><text:s text:c="3"/>SortedType list (numItems);</text:p>
      <text:p text:style-name="P1"><text:s text:c="3"/>// call the explicit value constructor with size = numItems</text:p>
      <text:p text:style-name="P1"><text:s text:c="3"/>while (inFile &gt;&gt; number)</text:p>
      <text:p text:style-name="P1"><text:s text:c="3"/>{</text:p>
      <text:p text:style-name="P1"><text:s text:c="6"/>item.Initialize (number);</text:p>
      <text:p text:style-name="P1"><text:s text:c="6"/>list.PutItem(item);</text:p>
      <text:p text:style-name="P1"><text:s text:c="3"/>}</text:p>
      <text:p text:style-name="P1"/>
      <text:p text:style-name="P1"><text:soft-page-break/><text:s text:c="3"/>bool found;</text:p>
      <text:p text:style-name="P1"><text:s text:c="3"/>string command;</text:p>
      <text:p text:style-name="P1"/>
      <text:p text:style-name="P1"><text:s text:c="3"/>do {</text:p>
      <text:p text:style-name="P1"><text:s text:c="6"/>cout &lt;&lt; "Enter an SortedType operation: ";</text:p>
      <text:p text:style-name="P1"><text:s text:c="6"/>cin &gt;&gt; command;</text:p>
      <text:p text:style-name="P1"/>
      <text:p text:style-name="P1"><text:s text:c="6"/>if (command == "Pu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PutItem(item);</text:p>
      <text:p text:style-name="P1"><text:tab/> cout &lt;&lt; item &lt;&lt; " is in list." &lt;&lt; endl;</text:p>
      <text:p text:style-name="P1"><text:s text:c="6"/>}</text:p>
      <text:p text:style-name="P1"><text:s text:c="6"/>else if (command == "Delete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DeleteItem(item);</text:p>
      <text:p text:style-name="P1"><text:tab/> cout &lt;&lt; item &lt;&lt; " is deleted." &lt;&lt; endl;</text:p>
      <text:p text:style-name="P1"><text:s text:c="6"/>}</text:p>
      <text:p text:style-name="P1"><text:s text:c="6"/>else if (command == "Ge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item = list.GetItem(item, found);</text:p>
      <text:p text:style-name="P1"><text:tab/> if (found)</text:p>
      <text:p text:style-name="P1"><text:tab/> <text:s text:c="3"/>cout &lt;&lt; number &lt;&lt; " found in list." &lt;&lt; endl;</text:p>
      <text:p text:style-name="P1"><text:tab/> else</text:p>
      <text:p text:style-name="P1"><text:tab/> <text:s text:c="3"/>cout &lt;&lt; number <text:s/>&lt;&lt; " not in list." <text:s/>&lt;&lt; endl; <text:s/></text:p>
      <text:p text:style-name="P1"><text:s text:c="6"/>} </text:p>
      <text:p text:style-name="P1"><text:s text:c="6"/>else if (command == "GetLength") <text:s/></text:p>
      <text:p text:style-name="P1"><text:tab/> cout &lt;&lt; "Length is " &lt;&lt; list.GetLength() &lt;&lt; endl;</text:p>
      <text:p text:style-name="P1"><text:s text:c="6"/>else if (command == "IsFull")</text:p>
      <text:p text:style-name="P1"><text:tab/> if (list.IsFull())</text:p>
      <text:p text:style-name="P1"><text:tab/> <text:s text:c="3"/>cout &lt;&lt; "List is full." &lt;&lt; endl;</text:p>
      <text:p text:style-name="P1"><text:tab/> else</text:p>
      <text:p text:style-name="P1"><text:tab/> <text:s text:c="3"/>cout &lt;&lt; "List is not full." <text:s/>&lt;&lt; endl; <text:s/></text:p>
      <text:p text:style-name="P1"><text:s text:c="6"/>else if (command == "MakeEmpty")</text:p>
      <text:p text:style-name="P1"><text:tab/> list.MakeEmpty();</text:p>
      <text:p text:style-name="P1"><text:s text:c="6"/>else if (command == "PrintList")</text:p>
      <text:p text:style-name="P1"><text:tab/> PrintList(cout, list);</text:p>
      <text:p text:style-name="P1"><text:s text:c="6"/>else if (command != "Quit")</text:p>
      <text:p text:style-name="P1"><text:tab/> cout &lt;&lt; " Command not recognized." &lt;&lt; endl;</text:p>
      <text:p text:style-name="P1"/>
      <text:p text:style-name="P1"><text:s text:c="3"/>} while (command != "Quit");</text:p>
      <text:p text:style-name="P1"><text:soft-page-break/><text:s/></text:p>
      <text:p text:style-name="P1"><text:s text:c="3"/>cout &lt;&lt; "Testing completed." <text:s/>&lt;&lt; endl;</text:p>
      <text:p text:style-name="P1"><text:s text:c="3"/>return 0;</text:p>
      <text:p text:style-name="P1">}</text:p>
      <text:p text:style-name="P1"/>
      <text:p text:style-name="P1"/>
      <text:p text:style-name="P1">// Function: prints the items in the list to an output stream</text:p>
      <text:p text:style-name="P1">// Assumes: stream is open for writing. <text:s text:c="2"/></text:p>
      <text:p text:style-name="P1">void PrintList(std::ostream&amp; out, SortedType&amp; list)</text:p>
      <text:p text:style-name="P1">{</text:p>
      <text:p text:style-name="P1"><text:s text:c="3"/>using std::endl;</text:p>
      <text:p text:style-name="P1"/>
      <text:p text:style-name="P1"><text:s text:c="3"/>int length;</text:p>
      <text:p text:style-name="P1"><text:s text:c="3"/>ItemType item;</text:p>
      <text:p text:style-name="P1"><text:s text:c="3"/>out &lt;&lt; "PrintList" &lt;&lt; endl;</text:p>
      <text:p text:style-name="P1"><text:s text:c="3"/>list.ResetList();</text:p>
      <text:p text:style-name="P1"><text:s text:c="3"/>length = list.GetLength();</text:p>
      <text:p text:style-name="P1"><text:s text:c="3"/>if (length == 0)</text:p>
      <text:p text:style-name="P1"><text:s text:c="6"/>out &lt;&lt; "List is empty." &lt;&lt; endl;</text:p>
      <text:p text:style-name="P1"><text:s text:c="3"/>else</text:p>
      <text:p text:style-name="P1"><text:s text:c="6"/>for (int counter = 0; counter &lt; length; counter++)</text:p>
      <text:p text:style-name="P1"><text:s text:c="6"/>{</text:p>
      <text:p text:style-name="P1"><text:tab/> item = list.GetNextItem();</text:p>
      <text:p text:style-name="P1"><text:tab/> out &lt;&lt; item &lt;&lt; endl;</text:p>
      <text:p text:style-name="P1"><text:s text:c="6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52:16.726203008</meta:creation-date>
    <dc:date>2017-03-27T21:56:49.808862941</dc:date>
    <meta:editing-duration>PT4M33S</meta:editing-duration>
    <meta:editing-cycles>1</meta:editing-cycles>
    <meta:document-statistic meta:table-count="0" meta:image-count="0" meta:object-count="0" meta:page-count="9" meta:paragraph-count="347" meta:word-count="1448" meta:character-count="9792" meta:non-whitespace-character-count="7522"/>
    <meta:generator>LibreOffice/5.1.6.2$Linux_X86_64 LibreOffice_project/10m0$Build-2</meta:generator>
  </office:meta>
</office:document-meta>
</file>